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90b9" officeooo:paragraph-rsid="001290b9" style:font-weight-asian="bold" style:font-weight-complex="bold"/>
    </style:style>
    <style:style style:name="P2" style:family="paragraph" style:parent-style-name="Standard">
      <style:text-properties fo:font-weight="normal" officeooo:rsid="001290b9" officeooo:paragraph-rsid="001290b9" style:font-weight-asian="normal" style:font-weight-complex="normal"/>
    </style:style>
    <style:style style:name="P3" style:family="paragraph" style:parent-style-name="Standard">
      <style:text-properties officeooo:paragraph-rsid="001290b9"/>
    </style:style>
    <style:style style:name="P4" style:family="paragraph" style:parent-style-name="Standard">
      <style:text-properties fo:font-weight="normal" officeooo:rsid="001290b9" officeooo:paragraph-rsid="001290b9" style:font-weight-asian="normal" style:font-weight-complex="normal"/>
    </style:style>
    <style:style style:name="P5" style:family="paragraph" style:parent-style-name="Standard">
      <style:text-properties officeooo:paragraph-rsid="001290b9"/>
    </style:style>
    <style:style style:name="P6" style:family="paragraph" style:parent-style-name="Standard">
      <style:text-properties fo:font-weight="bold" officeooo:rsid="0013bfb7" officeooo:paragraph-rsid="0013bfb7" style:font-weight-asian="bold" style:font-weight-complex="bold"/>
    </style:style>
    <style:style style:name="P7" style:family="paragraph" style:parent-style-name="Standard">
      <style:text-properties fo:font-weight="bold" officeooo:paragraph-rsid="0015b04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90b9" style:font-weight-asian="normal" style:font-weight-complex="normal"/>
    </style:style>
    <style:style style:name="T3" style:family="text">
      <style:text-properties fo:font-weight="normal" officeooo:rsid="0015b040" style:font-weight-asian="normal" style:font-weight-complex="normal"/>
    </style:style>
    <style:style style:name="T4" style:family="text">
      <style:text-properties fo:font-weight="normal" officeooo:rsid="0017aab4" style:font-weight-asian="normal" style:font-weight-complex="normal"/>
    </style:style>
    <style:style style:name="T5" style:family="text">
      <style:text-properties officeooo:rsid="0015b040"/>
    </style:style>
    <style:style style:name="T6" style:family="text">
      <style:text-properties officeooo:rsid="0017aab4"/>
    </style:style>
    <style:style style:name="T7" style:family="text">
      <style:text-properties officeooo:rsid="001290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tat contracte pràctiques</text:p>
      <text:p text:style-name="P1"/>
      <text:p text:style-name="P2">Busca informació sobre el contracte en pràctiques y redacta una guia amb les característiques principals d’aquest contracte. Has de tenir en compte: definició i objectiu del contracte, durada, requisits dels treballadors, particularitat del salari <text:s/>i qualsevol altra característica que siga important.</text:p>
      <text:p text:style-name="P2">També busca les novetats previstes en aquest contracte per l’any 2022.</text:p>
      <text:p text:style-name="P2">Has de redactar una guia destinada a informar als alumnes de GM, per tant, has d’utilitzar les teves paraules.</text:p>
      <text:p text:style-name="P2"/>
      <text:p text:style-name="P2">Pots consultar els següents enllaços: </text:p>
      <text:p text:style-name="P3"><text:a xlink:type="simple" xlink:href="https://www.sepe.es/HomeSepe/que-es-el-sepe/comunicacion-institucional/noticias/detalle-noticia.html?folder=/2022/Enero/&amp;detail=Disponible-en-nuestra-web-la-Guia-de-Contratos-actualizada" text:style-name="Internet_20_link" text:visited-style-name="Visited_20_Internet_20_Link"><text:span text:style-name="T2">SEPE:Guia de <text:s/>contractes</text:span></text:a></text:p>
      <text:p text:style-name="P2"/>
      <text:p text:style-name="P3"><text:a xlink:type="simple" xlink:href="https://www.mites.gob.es/es/Guia/texto/guia_5/contenidos/guia_5_12_1.htm" text:style-name="Internet_20_link" text:visited-style-name="Visited_20_Internet_20_Link"><text:span text:style-name="T2">Guia Laboral Ministeri de treball: Modalitats contractuals</text:span></text:a></text:p>
      <text:p text:style-name="P3"><text:span text:style-name="T2"/></text:p>
      <text:p text:style-name="P6"><text:span text:style-name="T7">E</text:span>l contracte en practiques es un contracte amb el fi d’adquirir experiència sobre el <text:span text:style-name="T5">estudis cursats del treballador. La duració d’aquest contracte no pot ser menor de 6 mesos ni excedir els dos anys. I per als treballadors no ha d’haver transcurrit més de 5 anys des de la finalització dels estudis.</text:span></text:p>
      <text:p text:style-name="P6"/>
      <text:p text:style-name="P7"><text:span text:style-name="T5">El salari es establit pel conveni col·lectiu </text:span><text:span text:style-name="T6">però en ningún cas ha de ser inferior al 60% durant el primer any, i al 75% el segon an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ca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2T11:14:49.393427522</meta:creation-date>
    <dc:date>2022-02-11T20:41:44.694992970</dc:date>
    <meta:editing-duration>PT9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9" meta:word-count="168" meta:character-count="1065" meta:non-whitespace-character-count="903"/>
  </office:meta>
</office:document-meta>
</file>